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paragraph-rsid="00530d74"/>
    </style:style>
    <style:style style:name="P2" style:family="paragraph" style:parent-style-name="Text_20_body">
      <style:text-properties officeooo:rsid="00253ea3" officeooo:paragraph-rsid="001d4a08"/>
    </style:style>
    <style:style style:name="P3" style:family="paragraph" style:parent-style-name="Heading_20_2">
      <style:text-properties officeooo:rsid="001d4a08" officeooo:paragraph-rsid="001d4a08"/>
    </style:style>
    <style:style style:name="P4" style:family="paragraph" style:parent-style-name="Text_20_body" style:list-style-name="L1">
      <style:text-properties fo:font-weight="normal" officeooo:rsid="004d3706" officeooo:paragraph-rsid="004d3706" style:font-weight-asian="normal" style:font-weight-complex="normal"/>
    </style:style>
    <style:style style:name="P5" style:family="paragraph" style:parent-style-name="Text_20_body" style:list-style-name="L1">
      <style:text-properties fo:font-weight="normal" officeooo:rsid="0056ebc0" officeooo:paragraph-rsid="0056ebc0" style:font-weight-asian="normal" style:font-weight-complex="normal"/>
    </style:style>
    <style:style style:name="P6" style:family="paragraph" style:parent-style-name="Text_20_body" style:list-style-name="L1">
      <style:text-properties fo:font-weight="normal" officeooo:rsid="0056ebc0" officeooo:paragraph-rsid="005ac0bc" style:font-weight-asian="normal" style:font-weight-complex="normal"/>
    </style:style>
    <style:style style:name="P7" style:family="paragraph" style:parent-style-name="Text_20_body" style:list-style-name="L1">
      <style:text-properties fo:font-weight="normal" officeooo:rsid="005ac0bc" officeooo:paragraph-rsid="005ac0bc" style:font-weight-asian="normal" style:font-weight-complex="normal"/>
    </style:style>
    <style:style style:name="P8" style:family="paragraph" style:parent-style-name="Text_20_body" style:list-style-name="L1">
      <style:text-properties fo:font-weight="normal" officeooo:rsid="0033c2b0" officeooo:paragraph-rsid="00369486" style:font-weight-asian="normal" style:font-weight-complex="normal"/>
    </style:style>
    <style:style style:name="P9" style:family="paragraph" style:parent-style-name="Heading_20_2" style:list-style-name="">
      <style:text-properties officeooo:rsid="001de5be" officeooo:paragraph-rsid="001de5be"/>
    </style:style>
    <style:style style:name="P10" style:family="paragraph" style:parent-style-name="Heading_20_2">
      <style:paragraph-properties fo:break-before="page"/>
      <style:text-properties officeooo:rsid="001de5be" officeooo:paragraph-rsid="001de5be"/>
    </style:style>
    <style:style style:name="P11" style:family="paragraph" style:parent-style-name="Text_20_body">
      <style:text-properties officeooo:rsid="0025c04a" officeooo:paragraph-rsid="005bdb48"/>
    </style:style>
    <style:style style:name="T1" style:family="text">
      <style:text-properties officeooo:rsid="00396476"/>
    </style:style>
    <style:style style:name="T2" style:family="text">
      <style:text-properties officeooo:rsid="005ac0bc"/>
    </style:style>
    <style:style style:name="T3" style:family="text">
      <style:text-properties officeooo:rsid="00253ea3"/>
    </style:style>
    <style:style style:name="T4" style:family="text">
      <style:text-properties officeooo:rsid="005bdb4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 <text:span text:style-name="T1">1.</text:span><text:span text:style-name="T2">3</text:span></text:p>
      <text:h text:style-name="Heading_20_2" text:outline-level="2">AIM</text:h>
      <text:p text:style-name="P2">To <text:span text:style-name="T2">convert </text:span>NFA with ε transition to NFA without <text:s/>ε transition.</text:p>
      <text:h text:style-name="P3" text:outline-level="2">ALGORITHM</text:h>
      <text:list text:style-name="L1">
        <text:list-item>
          <text:p text:style-name="P4">Start</text:p>
        </text:list-item>
        <text:list-item>
          <text:p text:style-name="P5">Create utility functions for NFA data structure to read and write transitions.</text:p>
        </text:list-item>
        <text:list-item>
          <text:p text:style-name="P6">Create a DFS function that finds epsilon closure of a state and stores in a boolean array as follows:</text:p>
          <text:list>
            <text:list-item>
              <text:p text:style-name="P6">If state is visited, terminate function call.</text:p>
            </text:list-item>
            <text:list-item>
              <text:p text:style-name="P6">Mark state as visited.</text:p>
            </text:list-item>
            <text:list-item>
              <text:p text:style-name="P6">For each transition from the given state via input alphabet <text:span text:style-name="T3">ε</text:span>:</text:p>
              <text:list>
                <text:list-item>
                  <text:p text:style-name="P6">Recursively call the DFS function for the target state.</text:p>
                </text:list-item>
              </text:list>
            </text:list-item>
          </text:list>
        </text:list-item>
        <text:list-item>
          <text:p text:style-name="P5">Read NFA input as follows:</text:p>
          <text:list>
            <text:list-item>
              <text:p text:style-name="P5">The first line contains the number of states (n) , number of final states (f) , number of input alphabets(m), and number of transitions(t).</text:p>
            </text:list-item>
            <text:list-item>
              <text:p text:style-name="P5">The next line contains f space separated integers denoting the final states.</text:p>
            </text:list-item>
            <text:list-item>
              <text:p text:style-name="P5">The next line contains the m input alphabets as a single string.</text:p>
            </text:list-item>
            <text:list-item>
              <text:p text:style-name="P5">The next t lines contain transitions as “qi qj c” representing a transition from qi to qj on input alphabet c. Here, the alphabet ‘e’ denotes epsilon.</text:p>
            </text:list-item>
          </text:list>
        </text:list-item>
        <text:list-item>
          <text:p text:style-name="P6">For each state in the <text:span text:style-name="T3">ε-</text:span> NFA, find the <text:span text:style-name="T3">ε-</text:span> closure using DFS.</text:p>
        </text:list-item>
        <text:list-item>
          <text:p text:style-name="P7">Create new NFA with same number of states as input NFA.</text:p>
        </text:list-item>
        <text:list-item>
          <text:p text:style-name="P7">For each state s in the original NFA:</text:p>
          <text:list>
            <text:list-item>
              <text:p text:style-name="P7">For each state s’ in the <text:s/><text:span text:style-name="T3">ε- </text:span>closure of s:</text:p>
              <text:list>
                <text:list-item>
                  <text:p text:style-name="P7">For each transition from s to a state t via input symbol <text:s/>c such that c!= <text:span text:style-name="T3">ε :</text:span></text:p>
                  <text:list>
                    <text:list-item>
                      <text:p text:style-name="P7">For each state t’ in the <text:s/><text:span text:style-name="T3">ε- </text:span>closure of t:</text:p>
                      <text:list>
                        <text:list-item>
                          <text:p text:style-name="P7">Add transition from s to t’ in the new NFA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">For each state s in the original NFA:</text:p>
          <text:list>
            <text:list-item>
              <text:p text:style-name="P7">For each state s’ in the <text:s/><text:span text:style-name="T3">ε- </text:span>closure of s:</text:p>
              <text:list>
                <text:list-item>
                  <text:p text:style-name="P7"><text:soft-page-break/>If s’ is a final state in original NFA, mark s as a final state in the output NFA.</text:p>
                </text:list-item>
              </text:list>
            </text:list-item>
          </text:list>
        </text:list-item>
        <text:list-item>
          <text:p text:style-name="P5">Print the <text:span text:style-name="T2">new NFA</text:span>.</text:p>
        </text:list-item>
        <text:list-item>
          <text:p text:style-name="P8">Stop</text:p>
        </text:list-item>
      </text:list>
      <text:h text:style-name="P9" text:outline-level="2"/>
      <text:h text:style-name="P10" text:outline-level="2">RESULT</text:h>
      <text:p text:style-name="P11">Successfully <text:span text:style-name="T2">convert</text:span><text:span text:style-name="T4">ed</text:span><text:span text:style-name="T2"> </text:span><text:span text:style-name="T3">NFA with ε transition to NFA without <text:s/>ε transition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first>
        <text:p text:style-name="MP1"><text:span text:style-name="MT1">Date:</text:span> 07/08/2024</text:p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6-09T16:37:30.412189074</meta:creation-date>
    <dc:date>2025-08-18T11:34:21.946585542</dc:date>
    <meta:editing-duration>PT5H53M26S</meta:editing-duration>
    <meta:editing-cycles>31</meta:editing-cycles>
    <meta:generator>LibreOffice/25.2.5.2$Linux_X86_64 LibreOffice_project/520$Build-2</meta:generator>
    <meta:document-statistic meta:table-count="0" meta:image-count="0" meta:object-count="0" meta:page-count="3" meta:paragraph-count="31" meta:word-count="318" meta:character-count="1595" meta:non-whitespace-character-count="1326"/>
  </office:meta>
</office:document-meta>
</file>